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4</text:p>
      <text:p text:style-name="Standard"/>
      <text:p text:style-name="Standard">data/prices.dat</text:p>
      <text:p text:style-name="Standard">Signal mean: 903.25</text:p>
      <text:p text:style-name="Standard">Signal standard deviation: 52.16603736671451</text:p>
      <text:p text:style-name="Standard"/>
      <text:p text:style-name="Standard">1.5</text:p>
      <text:p text:style-name="Standard"/>
      <text:p text:style-name="Standard">1.6</text:p>
      <text:p text:style-name="Standard"/>
      <text:p text:style-name="Standard">real=<text:bookmark-start text:name="__DdeLink__0_1370772025"/>876<text:bookmark-end text:name="__DdeLink__0_1370772025"/></text:p>
      <text:p text:style-name="Standard">accuracy=903.25-87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0-09-30T07:24:13</meta:creation-date>
    <dc:date>2010-09-30T08:39:35</dc:date>
    <dc:creator>jander nascimento</dc:creator>
    <meta:editing-duration>PT01H15M24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8" meta:word-count="13" meta:character-count="114"/>
  </office:meta>
</office:document-meta>
</file>